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OnActv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t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1stY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dy Alle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10" calcext:value-type="float">
            <text:p>210</text:p>
          </table:table-cell>
          <table:table-cell office:value-type="date" office:date-value="1988-11-20" calcext:value-type="date">
            <text:p>11/20/8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drew Mill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7"</text:p>
          </table:table-cell>
          <table:table-cell office:value-type="float" office:value="205" calcext:value-type="float">
            <text:p>205</text:p>
          </table:table-cell>
          <table:table-cell office:value-type="date" office:date-value="1985-05-21" calcext:value-type="date">
            <text:p>05/21/8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ick Goody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195" calcext:value-type="float">
            <text:p>195</text:p>
          </table:table-cell>
          <table:table-cell office:value-type="date" office:date-value="1991-07-06" calcext:value-type="date">
            <text:p>07/06/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nny Salaza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195" calcext:value-type="float">
            <text:p>195</text:p>
          </table:table-cell>
          <table:table-cell office:value-type="date" office:date-value="1990-01-11" calcext:value-type="date">
            <text:p>01/11/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ach McAllist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6"</text:p>
          </table:table-cell>
          <table:table-cell office:value-type="float" office:value="240" calcext:value-type="float">
            <text:p>240</text:p>
          </table:table-cell>
          <table:table-cell office:value-type="date" office:date-value="1987-12-08" calcext:value-type="date">
            <text:p>12/08/8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rey Klub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4"</text:p>
          </table:table-cell>
          <table:table-cell office:value-type="float" office:value="215" calcext:value-type="float">
            <text:p>215</text:p>
          </table:table-cell>
          <table:table-cell office:value-type="date" office:date-value="1986-04-10" calcext:value-type="date">
            <text:p>04/10/8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rlos Carrasco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12" calcext:value-type="float">
            <text:p>212</text:p>
          </table:table-cell>
          <table:table-cell office:value-type="date" office:date-value="1987-03-21" calcext:value-type="date">
            <text:p>03/21/87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evor Bau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190" calcext:value-type="float">
            <text:p>190</text:p>
          </table:table-cell>
          <table:table-cell office:value-type="date" office:date-value="1991-01-17" calcext:value-type="date">
            <text:p>01/17/9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ryan Shaw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20" calcext:value-type="float">
            <text:p>220</text:p>
          </table:table-cell>
          <table:table-cell office:value-type="date" office:date-value="1987-11-08" calcext:value-type="date">
            <text:p>11/08/8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osh Tomli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190" calcext:value-type="float">
            <text:p>190</text:p>
          </table:table-cell>
          <table:table-cell office:value-type="date" office:date-value="1984-10-19" calcext:value-type="date">
            <text:p>10/19/8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oone Loga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' 5"</text:p>
          </table:table-cell>
          <table:table-cell office:value-type="float" office:value="215" calcext:value-type="float">
            <text:p>215</text:p>
          </table:table-cell>
          <table:table-cell office:value-type="date" office:date-value="1984-08-13" calcext:value-type="date">
            <text:p>08/13/8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an Oter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05" calcext:value-type="float">
            <text:p>205</text:p>
          </table:table-cell>
          <table:table-cell office:value-type="date" office:date-value="1985-02-19" calcext:value-type="date">
            <text:p>02/19/85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cisco Lindo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190" calcext:value-type="float">
            <text:p>190</text:p>
          </table:table-cell>
          <table:table-cell office:value-type="date" office:date-value="1993-11-14" calcext:value-type="date">
            <text:p>11/14/9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stin Jacks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05" calcext:value-type="float">
            <text:p>205</text:p>
          </table:table-cell>
          <table:table-cell office:value-type="date" office:date-value="1987-02-01" calcext:value-type="date">
            <text:p>02/01/8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ndon Guy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200" calcext:value-type="float">
            <text:p>200</text:p>
          </table:table-cell>
          <table:table-cell office:value-type="date" office:date-value="1986-01-28" calcext:value-type="date">
            <text:p>01/28/8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n Gomes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215" calcext:value-type="float">
            <text:p>215</text:p>
          </table:table-cell>
          <table:table-cell office:value-type="date" office:date-value="1987-07-19" calcext:value-type="date">
            <text:p>07/19/8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erto Perez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220" calcext:value-type="float">
            <text:p>220</text:p>
          </table:table-cell>
          <table:table-cell office:value-type="date" office:date-value="1988-12-23" calcext:value-type="date">
            <text:p>12/23/8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win Encarnacion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1"</text:p>
          </table:table-cell>
          <table:table-cell office:value-type="float" office:value="230" calcext:value-type="float">
            <text:p>230</text:p>
          </table:table-cell>
          <table:table-cell office:value-type="date" office:date-value="1983-01-07" calcext:value-type="date">
            <text:p>01/07/8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andy Diaz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185" calcext:value-type="float">
            <text:p>185</text:p>
          </table:table-cell>
          <table:table-cell office:value-type="date" office:date-value="1991-08-08" calcext:value-type="date">
            <text:p>08/08/9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ose Ramire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9"</text:p>
          </table:table-cell>
          <table:table-cell office:value-type="float" office:value="180" calcext:value-type="float">
            <text:p>180</text:p>
          </table:table-cell>
          <table:table-cell office:value-type="date" office:date-value="1992-09-17" calcext:value-type="date">
            <text:p>09/17/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rlos Santan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210" calcext:value-type="float">
            <text:p>210</text:p>
          </table:table-cell>
          <table:table-cell office:value-type="date" office:date-value="1986-04-08" calcext:value-type="date">
            <text:p>04/08/8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nie Chisenhall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190" calcext:value-type="float">
            <text:p>190</text:p>
          </table:table-cell>
          <table:table-cell office:value-type="date" office:date-value="1988-10-04" calcext:value-type="date">
            <text:p>10/04/88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ichael Brantley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2"</text:p>
          </table:table-cell>
          <table:table-cell office:value-type="float" office:value="200" calcext:value-type="float">
            <text:p>200</text:p>
          </table:table-cell>
          <table:table-cell office:value-type="date" office:date-value="1987-05-15" calcext:value-type="date">
            <text:p>05/15/8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raham Almont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9"</text:p>
          </table:table-cell>
          <table:table-cell office:value-type="float" office:value="210" calcext:value-type="float">
            <text:p>210</text:p>
          </table:table-cell>
          <table:table-cell office:value-type="date" office:date-value="1989-06-27" calcext:value-type="date">
            <text:p>06/27/8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Martine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9"</text:p>
          </table:table-cell>
          <table:table-cell office:value-type="float" office:value="180" calcext:value-type="float">
            <text:p>180</text:p>
          </table:table-cell>
          <table:table-cell office:value-type="date" office:date-value="1982-09-16" calcext:value-type="date">
            <text:p>09/16/8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son Kipni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10-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11"</text:p>
          </table:table-cell>
          <table:table-cell office:value-type="float" office:value="195" calcext:value-type="float">
            <text:p>195</text:p>
          </table:table-cell>
          <table:table-cell office:value-type="date" office:date-value="1987-04-03" calcext:value-type="date">
            <text:p>04/03/8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awn Armstrong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225" calcext:value-type="float">
            <text:p>225</text:p>
          </table:table-cell>
          <table:table-cell office:value-type="date" office:date-value="1990-09-11" calcext:value-type="date">
            <text:p>09/11/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ylan Bak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205" calcext:value-type="float">
            <text:p>205</text:p>
          </table:table-cell>
          <table:table-cell office:value-type="date" office:date-value="1992-04-06" calcext:value-type="date">
            <text:p>04/06/9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ke Cleving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4"</text:p>
          </table:table-cell>
          <table:table-cell office:value-type="float" office:value="210" calcext:value-type="float">
            <text:p>210</text:p>
          </table:table-cell>
          <table:table-cell office:value-type="date" office:date-value="1990-12-21" calcext:value-type="date">
            <text:p>12/21/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oseph Colo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180" calcext:value-type="float">
            <text:p>180</text:p>
          </table:table-cell>
          <table:table-cell office:value-type="date" office:date-value="1990-02-18" calcext:value-type="date">
            <text:p>02/18/9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yle Crocket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2"</text:p>
          </table:table-cell>
          <table:table-cell office:value-type="float" office:value="175" calcext:value-type="float">
            <text:p>175</text:p>
          </table:table-cell>
          <table:table-cell office:value-type="date" office:date-value="1991-12-15" calcext:value-type="date">
            <text:p>12/15/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dam Plutk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00" calcext:value-type="float">
            <text:p>200</text:p>
          </table:table-cell>
          <table:table-cell office:value-type="date" office:date-value="1991-10-03" calcext:value-type="date">
            <text:p>10/03/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arlos Fria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4"</text:p>
          </table:table-cell>
          <table:table-cell office:value-type="float" office:value="195" calcext:value-type="float">
            <text:p>195</text:p>
          </table:table-cell>
          <table:table-cell office:value-type="date" office:date-value="1989-11-13" calcext:value-type="date">
            <text:p>11/13/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rci Garne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225" calcext:value-type="float">
            <text:p>225</text:p>
          </table:table-cell>
          <table:table-cell office:value-type="date" office:date-value="1988-12-13" calcext:value-type="date">
            <text:p>12/13/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hawn Morimando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0"</text:p>
          </table:table-cell>
          <table:table-cell office:value-type="float" office:value="200" calcext:value-type="float">
            <text:p>200</text:p>
          </table:table-cell>
          <table:table-cell office:value-type="date" office:date-value="1992-11-20" calcext:value-type="date">
            <text:p>11/20/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yan Merrit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itch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6' 0"</text:p>
          </table:table-cell>
          <table:table-cell office:value-type="float" office:value="180" calcext:value-type="float">
            <text:p>180</text:p>
          </table:table-cell>
          <table:table-cell office:value-type="date" office:date-value="1992-02-21" calcext:value-type="date">
            <text:p>02/21/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yler Naqui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' 2"</text:p>
          </table:table-cell>
          <table:table-cell office:value-type="float" office:value="195" calcext:value-type="float">
            <text:p>195</text:p>
          </table:table-cell>
          <table:table-cell office:value-type="date" office:date-value="1991-04-24" calcext:value-type="date">
            <text:p>04/24/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ik Gonzalez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3"</text:p>
          </table:table-cell>
          <table:table-cell office:value-type="float" office:value="195" calcext:value-type="float">
            <text:p>195</text:p>
          </table:table-cell>
          <table:table-cell office:value-type="date" office:date-value="1991-08-31" calcext:value-type="date">
            <text:p>08/31/9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rancisco Mejia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' 10"</text:p>
          </table:table-cell>
          <table:table-cell office:value-type="float" office:value="180" calcext:value-type="float">
            <text:p>180</text:p>
          </table:table-cell>
          <table:table-cell office:value-type="date" office:date-value="1995-10-27" calcext:value-type="date">
            <text:p>10/27/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iovanny Urshel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Position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6' 0"</text:p>
          </table:table-cell>
          <table:table-cell office:value-type="float" office:value="215" calcext:value-type="float">
            <text:p>215</text:p>
          </table:table-cell>
          <table:table-cell office:value-type="date" office:date-value="1991-10-11" calcext:value-type="date">
            <text:p>10/11/9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OnActv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t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1stYr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16:02.500167423</meta:creation-date>
    <dc:date>2017-04-21T13:32:41.486630456</dc:date>
    <meta:editing-duration>PT6M27S</meta:editing-duration>
    <meta:editing-cycles>1</meta:editing-cycles>
    <meta:document-statistic meta:table-count="1" meta:cell-count="530" meta:object-count="0"/>
    <meta:generator>LibreOffice/5.3.2.2$Linux_X86_64 LibreOffice_project/30m0$Build-2</meta:generator>
  </office:meta>
</office:document-meta>
</file>